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1" fo:font-size="14pt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style:font-name="Times New Roman" fo:language="en" fo:country="US" style:font-name-asian="Times New Roman1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6cm" svg:height="0.93cm" draw:z-index="0"><draw:image xlink:href="../../odt_eng/images/0051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Hyperbolic Sine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81cm" svg:height="1.51cm" draw:z-index="0"><draw:image xlink:href="../../odt_eng/images/005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T4">The unit is </text:span><text:span text:style-name="T5">vectorized </text:span><text:span text:style-name="T6">and returns the output value calculated as per the formula:</text:span></text:p>
            <text:p text:style-name="P5"><draw:frame draw:style-name="fr3" draw:name="Объект1" text:anchor-type="as-char" svg:width="4.935cm" svg:height="0.564cm" draw:z-index="0"><draw:object xlink:href="./Object 1" xlink:type="simple" xlink:show="embed" xlink:actuate="onLoad"/><draw:image xlink:href="./ObjectReplacements/Object 1" xlink:type="simple" xlink:show="embed" xlink:actuate="onLoad"/><svg:title>formula</svg:title><svg:desc>формула</svg:desc></draw:frame>,</text:p>
            <text:p text:style-name="Text_20_body"><text:span text:style-name="T4">where</text:span>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formula</svg:title><svg:desc>формула</svg:desc></draw:frame> <text:span text:style-name="T4">are for the amplitude, circle frequency and phase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formula</svg:title><svg:desc>формула</svg:desc></draw:frame><text:span text:style-name="T4">are for input and output signals</text:span><text:span text:style-name="T7">.</text:span></text:p>
            <text:p text:style-name="Text_20_body"><text:span text:style-name="T5">Properties</text:span><text:span text:style-name="T7">:</text:span></text:p>
            <text:list xml:id="list7355476065070630052" text:style-name="L1">
              <text:list-item>
                <text:p text:style-name="P8"><text:span text:style-name="T8">Amplitude – is coefficient</text:span><text:span text:style-name="T9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9">.</text:span></text:p>
              </text:list-item>
              <text:list-item>
                <text:p text:style-name="P8"><text:span text:style-name="T8">Frequency – is coefficient</text:span><text:span text:style-name="T9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9">.</text:span></text:p>
              </text:list-item>
              <text:list-item>
                <text:p text:style-name="P8"><text:span text:style-name="T8">Phase – is coefficient</text:span><text:span text:style-name="T9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9">.</text:span></text:p>
              </text:list-item>
            </text:list>
            <text:p text:style-name="P6"><text:span text:style-name="Основной_20_шрифт_20_абзаца">The </text:span><text:span text:style-name="Основной_20_шрифт_20_абзаца"><text:span text:style-name="T2">p</text:span></text:span><text:span text:style-name="Основной_20_шрифт_20_абзаца"><text:span text:style-name="T3">roperties</text:span></text:span><text:span text:style-name="Основной_20_шрифт_20_абзаца"> <text:s/>can be vectors, which dimensions </text:span><text:span text:style-name="Основной_20_шрифт_20_абзаца"><text:span text:style-name="T3">must be equal to the dimension of the input vector signal, in this case, the output will also be a vector signal</text:span></text:span><text:span text:style-name="Основной_20_шрифт_20_абзаца"><text:span text:style-name="T2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иперболический синус</dc:title>
    <dc:creator>Александр </dc:creator>
    <meta:creation-date>2012-01-24T11:01:00Z</meta:creation-date>
    <dc:date>2012-03-04T19:50:09.14</dc:date>
    <meta:editing-cycles>144</meta:editing-cycles>
    <meta:editing-duration>PT2H21M8S</meta:editing-duration>
    <meta:document-statistic meta:table-count="1" meta:image-count="2" meta:object-count="6" meta:page-count="1" meta:paragraph-count="14" meta:word-count="84" meta:character-count="469"/>
    <meta:template xlink:type="simple" xlink:actuate="onRequest" xlink:title="" xlink:href="../../odt_eng/0051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s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